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3464" calcext:value-type="float">
            <text:p>0.2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9664" calcext:value-type="float">
            <text:p>0.3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1272" calcext:value-type="float">
            <text:p>0.2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3088" calcext:value-type="float">
            <text:p>0.3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8264" calcext:value-type="float">
            <text:p>0.5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5048" calcext:value-type="float">
            <text:p>0.7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004" calcext:value-type="float">
            <text:p>0.3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6656" calcext:value-type="float">
            <text:p>0.6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04" calcext:value-type="float">
            <text:p>0.7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9184" calcext:value-type="float">
            <text:p>0.3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6616" calcext:value-type="float">
            <text:p>0.3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152" calcext:value-type="float">
            <text:p>0.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3128" calcext:value-type="float">
            <text:p>0.6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4048" calcext:value-type="float">
            <text:p>0.3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0144" calcext:value-type="float">
            <text:p>0.3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7576" calcext:value-type="float">
            <text:p>0.4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9288" calcext:value-type="float">
            <text:p>0.3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5968" calcext:value-type="float">
            <text:p>0.5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536" calcext:value-type="float">
            <text:p>0.4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256" calcext:value-type="float">
            <text:p>0.5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376" calcext:value-type="float">
            <text:p>0.7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9912" calcext:value-type="float">
            <text:p>0.8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7472" calcext:value-type="float">
            <text:p>0.3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7432" calcext:value-type="float">
            <text:p>0.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2712" calcext:value-type="float">
            <text:p>0.3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5864" calcext:value-type="float">
            <text:p>0.4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672" calcext:value-type="float">
            <text:p>0.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0624" calcext:value-type="float">
            <text:p>0.4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244" calcext:value-type="float">
            <text:p>0.4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292" calcext:value-type="float">
            <text:p>0.5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1208" calcext:value-type="float">
            <text:p>0.5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0352" calcext:value-type="float">
            <text:p>0.5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5592" calcext:value-type="float">
            <text:p>0.5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2648" calcext:value-type="float">
            <text:p>0.6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7032" calcext:value-type="float">
            <text:p>0.6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1456" calcext:value-type="float">
            <text:p>0.9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1248" calcext:value-type="float">
            <text:p>0.8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0496" calcext:value-type="float">
            <text:p>0.9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6008" calcext:value-type="float">
            <text:p>0.8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4192" calcext:value-type="float">
            <text:p>0.7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176" calcext:value-type="float">
            <text:p>0.6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872" calcext:value-type="float">
            <text:p>0.4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768" calcext:value-type="float">
            <text:p>0.4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5008" calcext:value-type="float">
            <text:p>0.4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4464" calcext:value-type="float">
            <text:p>0.6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7784" calcext:value-type="float">
            <text:p>0.5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1584" calcext:value-type="float">
            <text:p>0.4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48" calcext:value-type="float">
            <text:p>0.4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8808" calcext:value-type="float">
            <text:p>0.3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8328" calcext:value-type="float">
            <text:p>0.3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288" calcext:value-type="float">
            <text:p>0.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8432" calcext:value-type="float">
            <text:p>0.4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1856" calcext:value-type="float">
            <text:p>0.3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608" calcext:value-type="float">
            <text:p>0.2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3296" calcext:value-type="float">
            <text:p>0.4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4904" calcext:value-type="float">
            <text:p>0.3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956" calcext:value-type="float">
            <text:p>0.2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336" calcext:value-type="float">
            <text:p>0.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4112" calcext:value-type="float">
            <text:p>0.1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3256" calcext:value-type="float">
            <text:p>0.1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70688" calcext:value-type="float">
            <text:p>0.1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5176" calcext:value-type="float">
            <text:p>0.2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8704" calcext:value-type="float">
            <text:p>0.2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3568" calcext:value-type="float">
            <text:p>0.3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5052" calcext:value-type="float">
            <text:p>0.3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1376" calcext:value-type="float">
            <text:p>0.3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26136" calcext:value-type="float">
            <text:p>0.3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0896" calcext:value-type="float">
            <text:p>0.3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7848" calcext:value-type="float">
            <text:p>0.3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576" calcext:value-type="float">
            <text:p>0.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3672" calcext:value-type="float">
            <text:p>0.4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196" calcext:value-type="float">
            <text:p>0.4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9392" calcext:value-type="float">
            <text:p>0.4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1104" calcext:value-type="float">
            <text:p>0.4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4152" calcext:value-type="float">
            <text:p>0.4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344" calcext:value-type="float">
            <text:p>0.4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4632" calcext:value-type="float">
            <text:p>0.4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09016" calcext:value-type="float">
            <text:p>0.5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7304" calcext:value-type="float">
            <text:p>0.5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6928" calcext:value-type="float">
            <text:p>0.5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912" calcext:value-type="float">
            <text:p>0.5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0936" calcext:value-type="float">
            <text:p>0.6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7888" calcext:value-type="float">
            <text:p>0.6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1416" calcext:value-type="float">
            <text:p>0.6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7512" calcext:value-type="float">
            <text:p>0.6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2752" calcext:value-type="float">
            <text:p>0.6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4944" calcext:value-type="float">
            <text:p>0.6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472" calcext:value-type="float">
            <text:p>0.7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7936" calcext:value-type="float">
            <text:p>0.7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92696" calcext:value-type="float">
            <text:p>0.7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214311111111" calcext:value-type="float">
            <text:p>1.032143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57142857143" calcext:value-type="float">
            <text:p>1.08857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933875862069" calcext:value-type="float">
            <text:p>0.989338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4340413793103" calcext:value-type="float">
            <text:p>0.8843404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3350857142857" calcext:value-type="float">
            <text:p>0.793350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4452137931035" calcext:value-type="float">
            <text:p>0.4644521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2519142857143" calcext:value-type="float">
            <text:p>0.452519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1391172413793" calcext:value-type="float">
            <text:p>0.3313911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1272888888889" calcext:value-type="float">
            <text:p>0.391272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0908965517241" calcext:value-type="float">
            <text:p>0.4409089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67333161290323" calcext:value-type="float">
            <text:p>0.3673331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93056" calcext:value-type="float">
            <text:p>0.48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9646193548387" calcext:value-type="float">
            <text:p>0.6596461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01384" calcext:value-type="float">
            <text:p>0.6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69576774193548" calcext:value-type="float">
            <text:p>0.66957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468" calcext:value-type="float">
            <text:p>0.569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9114580645161" calcext:value-type="float">
            <text:p>0.339114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1752" calcext:value-type="float">
            <text:p>0.4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92313032258064" calcext:value-type="float">
            <text:p>0.292313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2296571428571" calcext:value-type="float">
            <text:p>0.52229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6789419354839" calcext:value-type="float">
            <text:p>0.416789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8900387096774" calcext:value-type="float">
            <text:p>0.468900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21096" calcext:value-type="float">
            <text:p>0.5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1138322580645" calcext:value-type="float">
            <text:p>0.701138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10624" calcext:value-type="float">
            <text:p>0.931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0056516129032" calcext:value-type="float">
            <text:p>0.870056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7344258064516" calcext:value-type="float">
            <text:p>0.677344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10272" calcext:value-type="float">
            <text:p>0.7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8599741935484" calcext:value-type="float">
            <text:p>0.398599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7144" calcext:value-type="float">
            <text:p>0.43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7072774193548" calcext:value-type="float">
            <text:p>0.447072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3414857142857" calcext:value-type="float">
            <text:p>0.543414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585032258065" calcext:value-type="float">
            <text:p>0.56358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4408" calcext:value-type="float">
            <text:p>0.72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3044" calcext:value-type="float">
            <text:p>0.7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438" calcext:value-type="float">
            <text:p>0.7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396" calcext:value-type="float">
            <text:p>1.13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676" calcext:value-type="float">
            <text:p>0.7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88848" calcext:value-type="float">
            <text:p>0.6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6572" calcext:value-type="float">
            <text:p>0.7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486" calcext:value-type="float">
            <text:p>0.7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51168" calcext:value-type="float">
            <text:p>0.954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7722" calcext:value-type="float">
            <text:p>1.0777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300512" calcext:value-type="float">
            <text:p>1.1230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548448" calcext:value-type="float">
            <text:p>0.965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541714285714" calcext:value-type="float">
            <text:p>0.94154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236" calcext:value-type="float">
            <text:p>0.999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284" calcext:value-type="float">
            <text:p>1.002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1268" calcext:value-type="float">
            <text:p>1.0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6856" calcext:value-type="float">
            <text:p>1.0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9556" calcext:value-type="float">
            <text:p>1.0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6418285714286" calcext:value-type="float">
            <text:p>0.516418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9001142857143" calcext:value-type="float">
            <text:p>0.499001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1598857142857" calcext:value-type="float">
            <text:p>0.491598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8174857142857" calcext:value-type="float">
            <text:p>0.528174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8358" calcext:value-type="float">
            <text:p>0.578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8697777777778" calcext:value-type="float">
            <text:p>0.728697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8828" calcext:value-type="float">
            <text:p>0.5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8939555555555" calcext:value-type="float">
            <text:p>0.348939555555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8909846153846" calcext:value-type="float">
            <text:p>0.5389098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7059555555556" calcext:value-type="float">
            <text:p>0.5470595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24002" calcext:value-type="float">
            <text:p>0.524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4877333333333" calcext:value-type="float">
            <text:p>0.584877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4047483870968" calcext:value-type="float">
            <text:p>0.724047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3552" calcext:value-type="float">
            <text:p>0.835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742967741935" calcext:value-type="float">
            <text:p>0.917742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85936" calcext:value-type="float">
            <text:p>0.88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6748129032258" calcext:value-type="float">
            <text:p>0.946748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24335483871" calcext:value-type="float">
            <text:p>0.8532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57544" calcext:value-type="float">
            <text:p>0.6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2717419354839" calcext:value-type="float">
            <text:p>0.60271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31104" calcext:value-type="float">
            <text:p>0.55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6638967741935" calcext:value-type="float">
            <text:p>0.4666389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2346" calcext:value-type="float">
            <text:p>0.48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8200516129032" calcext:value-type="float">
            <text:p>0.49820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2769290322581" calcext:value-type="float">
            <text:p>0.722769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74024" calcext:value-type="float">
            <text:p>0.8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755612903226" calcext:value-type="float">
            <text:p>0.969755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47832" calcext:value-type="float">
            <text:p>1.08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7285935483871" calcext:value-type="float">
            <text:p>0.997285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824593548387" calcext:value-type="float">
            <text:p>1.058245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77784" calcext:value-type="float">
            <text:p>0.8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5296774193548" calcext:value-type="float">
            <text:p>0.71529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68872" calcext:value-type="float">
            <text:p>0.646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1496774193548" calcext:value-type="float">
            <text:p>0.791496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8101142857143" calcext:value-type="float">
            <text:p>0.918101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790477419355" calcext:value-type="float">
            <text:p>1.00790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6853" calcext:value-type="float">
            <text:p>1.2368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539744" calcext:value-type="float">
            <text:p>1.3053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019323076923" calcext:value-type="float">
            <text:p>1.370193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742144" calcext:value-type="float">
            <text:p>1.497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344923076923" calcext:value-type="float">
            <text:p>1.513449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282984615385" calcext:value-type="float">
            <text:p>1.4228298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211072" calcext:value-type="float">
            <text:p>1.2821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96372" calcext:value-type="float">
            <text:p>1.059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247085714286" calcext:value-type="float">
            <text:p>1.37247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89142857143" calcext:value-type="float">
            <text:p>1.36289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7048" calcext:value-type="float">
            <text:p>0.5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98592" calcext:value-type="float">
            <text:p>0.5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3667714285714" calcext:value-type="float">
            <text:p>0.933667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4256571428571" calcext:value-type="float">
            <text:p>0.964256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7569379310345" calcext:value-type="float">
            <text:p>0.837569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209379310345" calcext:value-type="float">
            <text:p>0.6242093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8397428571429" calcext:value-type="float">
            <text:p>0.458397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2312" calcext:value-type="float">
            <text:p>0.4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21608" calcext:value-type="float">
            <text:p>0.3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6496615384615" calcext:value-type="float">
            <text:p>0.4564966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1269793103448" calcext:value-type="float">
            <text:p>0.411269793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8028" calcext:value-type="float">
            <text:p>0.47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088275862069" calcext:value-type="float">
            <text:p>0.4960882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41848" calcext:value-type="float">
            <text:p>0.5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668524137931" calcext:value-type="float">
            <text:p>0.72668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44744" calcext:value-type="float">
            <text:p>0.544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23864" calcext:value-type="float">
            <text:p>0.602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5263724137931" calcext:value-type="float">
            <text:p>0.4152637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15712" calcext:value-type="float">
            <text:p>0.5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6389517241379" calcext:value-type="float">
            <text:p>0.436389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839208" calcext:value-type="float">
            <text:p>0.48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4359111111111" calcext:value-type="float">
            <text:p>0.4743591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47808" calcext:value-type="float">
            <text:p>0.6094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2237714285714" calcext:value-type="float">
            <text:p>0.922237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3389" calcext:value-type="float">
            <text:p>0.9533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252512" calcext:value-type="float">
            <text:p>1.092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9002" calcext:value-type="float">
            <text:p>1.159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81984" calcext:value-type="float">
            <text:p>1.179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769952" calcext:value-type="float">
            <text:p>0.887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866461538462" calcext:value-type="float">
            <text:p>1.038664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4392" calcext:value-type="float">
            <text:p>1.10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244571428571" calcext:value-type="float">
            <text:p>1.06244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2708" calcext:value-type="float">
            <text:p>1.0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7628" calcext:value-type="float">
            <text:p>1.08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0516" calcext:value-type="float">
            <text:p>1.0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442" calcext:value-type="float">
            <text:p>1.0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6824" calcext:value-type="float">
            <text:p>0.4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556" meta:object-count="0"/>
    <meta:user-defined meta:name="AppVersion">3.0</meta:user-defined>
  </office:meta>
</office:document-meta>
</file>